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PSMT" svg:font-family="TimesNewRomanPSMT" style:font-family-generic="roman"/>
  </office:font-face-decls>
  <office:automatic-styles>
    <style:style style:name="Tabla1" style:family="table">
      <style:table-properties style:width="17.489cm" fo:margin-left="-0.042cm" fo:margin-right="-0.446cm" table:align="margins"/>
    </style:style>
    <style:style style:name="Tabla1.A" style:family="table-column">
      <style:table-column-properties style:column-width="17.489cm" style:rel-column-width="9915*"/>
    </style:style>
    <style:style style:name="Tabla1.A1" style:family="table-cell">
      <style:table-cell-properties style:vertical-align="middle" fo:padding="0.397cm" fo:border="none"/>
    </style:style>
    <style:style style:name="Tabla2" style:family="table">
      <style:table-properties style:width="14.34cm" fo:margin-left="1.492cm" fo:margin-right="1.168cm" table:align="margins"/>
    </style:style>
    <style:style style:name="Tabla2.A" style:family="table-column">
      <style:table-column-properties style:column-width="14.34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P1" style:family="paragraph" style:parent-style-name="Preformatted_20_Text">
      <style:text-properties style:font-name="Arial" fo:font-size="12pt" officeooo:paragraph-rsid="001bb181" style:font-size-asian="12pt" style:font-size-complex="12pt"/>
    </style:style>
    <style:style style:name="P2" style:family="paragraph" style:parent-style-name="Preformatted_20_Text">
      <style:text-properties officeooo:paragraph-rsid="001bb181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bb181"/>
    </style:style>
    <style:style style:name="P4" style:family="paragraph" style:parent-style-name="Standard">
      <style:paragraph-properties style:text-autospace="none"/>
      <style:text-properties style:font-name="TimesNewRomanPSMT" fo:font-size="12pt" officeooo:paragraph-rsid="001bb181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2pt" officeooo:paragraph-rsid="001bb181" style:font-name-asian="TimesNewRomanPSMT" style:font-size-asian="12pt" style:font-name-complex="TimesNewRomanPSMT" style:font-size-complex="12pt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paragraph-rsid="001bb181" style:font-size-asian="14pt" style:font-weight-asian="bold" style:font-size-complex="14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1bb181" style:font-weight-asian="bold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officeooo:paragraph-rsid="001bb181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officeooo:paragraph-rsid="001bb181" style:font-name-asian="TimesNewRomanPSMT" style:font-size-asian="12pt" style:font-name-complex="TimesNewRomanPSMT" style:font-size-complex="12pt"/>
    </style:style>
    <style:style style:name="P10" style:family="paragraph" style:parent-style-name="Standard">
      <style:paragraph-properties style:text-autospace="none"/>
      <style:text-properties style:font-name="Arial" fo:font-size="12pt" officeooo:paragraph-rsid="001bb181" style:font-name-asian="TimesNewRomanPSMT" style:font-size-asian="12pt" style:font-name-complex="TimesNewRomanPSMT" style:font-size-complex="12pt"/>
    </style:style>
    <style:style style:name="P11" style:family="paragraph" style:parent-style-name="Standard">
      <style:text-properties style:font-name="CourierNewPSMT" fo:font-size="12pt" style:text-underline-style="none" fo:font-weight="normal" officeooo:paragraph-rsid="001bb181" style:font-name-asian="CourierNewPSMT" style:font-size-asian="12pt" style:font-weight-asian="normal" style:font-name-complex="CourierNewPSMT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ourierNewPSMT" fo:font-size="12pt" officeooo:paragraph-rsid="001bb181" style:font-name-asian="CourierNewPSMT" style:font-size-asian="12pt" style:font-name-complex="CourierNewPSMT" style:font-size-complex="12pt"/>
    </style:style>
    <style:style style:name="P13" style:family="paragraph" style:parent-style-name="Standard">
      <style:text-properties style:font-name="CourierNewPSMT" fo:font-size="12pt" officeooo:paragraph-rsid="001bb181" style:font-name-asian="CourierNewPSMT" style:font-size-asian="12pt" style:font-name-complex="CourierNewPSM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1bb181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officeooo:paragraph-rsid="001bb181"/>
    </style:style>
    <style:style style:name="P16" style:family="paragraph" style:parent-style-name="Table_20_Contents">
      <style:paragraph-properties fo:margin-left="-1.251cm" fo:margin-right="0cm" fo:text-align="center" style:justify-single-word="false" fo:text-indent="0cm" style:auto-text-indent="false"/>
      <style:text-properties style:font-name="TimesNewRomanPSMT" fo:font-size="12pt" officeooo:paragraph-rsid="001bb181" style:font-name-asian="TimesNewRomanPSMT" style:font-size-asian="12pt" style:font-name-complex="TimesNewRomanPSMT" style:font-size-complex="12pt"/>
    </style:style>
    <style:style style:name="P17" style:family="paragraph" style:parent-style-name="Table_20_Contents">
      <style:paragraph-properties fo:margin-left="-1.251cm" fo:margin-right="0cm" fo:text-indent="0cm" style:auto-text-indent="false"/>
      <style:text-properties style:font-name="TimesNewRomanPSMT" fo:font-size="12pt" officeooo:paragraph-rsid="001bb181" style:font-name-asian="TimesNewRomanPSMT" style:font-size-asian="12pt" style:font-name-complex="TimesNewRomanPSMT" style:font-size-complex="12pt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TimesNewRomanPSMT" fo:font-size="12pt" officeooo:paragraph-rsid="001bb181" style:font-name-asian="TimesNewRomanPSMT" style:font-size-asian="12pt" style:font-name-complex="TimesNewRomanPSMT" style:font-size-complex="12pt"/>
    </style:style>
    <style:style style:name="P19" style:family="paragraph" style:parent-style-name="Table_20_Contents">
      <style:text-properties style:font-name="Arial" fo:font-size="12pt" officeooo:paragraph-rsid="001bb181" style:font-size-asian="12pt" style:font-size-complex="12pt"/>
    </style:style>
    <style:style style:name="P20" style:family="paragraph" style:parent-style-name="Table_20_Contents">
      <style:paragraph-properties fo:margin-left="-1.251cm" fo:margin-right="0cm" fo:text-indent="0cm" style:auto-text-indent="false"/>
      <style:text-properties style:font-name="Arial" officeooo:paragraph-rsid="001bb181"/>
    </style:style>
    <style:style style:name="P21" style:family="paragraph" style:parent-style-name="Table_20_Contents">
      <style:paragraph-properties fo:margin-left="-1.251cm" fo:margin-right="0cm" fo:text-indent="0cm" style:auto-text-indent="false"/>
      <style:text-properties officeooo:paragraph-rsid="001bb181"/>
    </style:style>
    <style:style style:name="P22" style:family="paragraph" style:parent-style-name="Text_20_body">
      <style:paragraph-properties fo:margin-left="-1.251cm" fo:margin-right="0cm" fo:text-indent="0cm" style:auto-text-indent="false"/>
      <style:text-properties style:font-name="TimesNewRomanPSMT" fo:font-size="12pt" officeooo:paragraph-rsid="001bb181" style:font-name-asian="TimesNewRomanPSMT" style:font-size-asian="12pt" style:font-name-complex="TimesNewRomanPSMT" style:font-size-complex="12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bb181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bb181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1bb181"/>
    </style:style>
    <style:style style:name="P26" style:family="paragraph" style:parent-style-name="Text_20_body">
      <style:text-properties officeooo:paragraph-rsid="001bb181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27449" style:font-size-asian="12pt" style:font-size-complex="12pt"/>
    </style:style>
    <style:style style:name="T4" style:family="text">
      <style:text-properties style:font-name="Arial" fo:font-size="12pt" officeooo:rsid="0016b625" style:font-size-asian="12pt" style:font-size-complex="12pt"/>
    </style:style>
    <style:style style:name="T5" style:family="text">
      <style:text-properties style:font-name="Arial" fo:font-size="12pt" style:font-name-asian="TimesNewRomanPSMT" style:font-size-asian="12pt" style:font-name-complex="TimesNewRomanPSMT" style:font-size-complex="12pt"/>
    </style:style>
    <style:style style:name="T6" style:family="text">
      <style:text-properties style:font-name="Arial" officeooo:rsid="00127449"/>
    </style:style>
    <style:style style:name="T7" style:family="text">
      <style:text-properties style:font-name="Arial" officeooo:rsid="0016b625"/>
    </style:style>
    <style:style style:name="T8" style:family="text">
      <style:text-properties fo:font-size="12pt" style:font-name-asian="TimesNewRomanPSMT" style:font-size-asian="12pt" style:font-name-complex="TimesNewRomanPSM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56443"/>
    </style:style>
    <style:style style:name="T11" style:family="text">
      <style:text-properties fo:font-weight="bold" officeooo:rsid="00156443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S PREPARATORIOS EXAMEN XML</text:p>
      <text:p text:style-name="P7"/>
      <table:table table:name="Tabla1" table:style-name="Tabla1">
        <table:table-column table:style-name="Tabla1.A"/>
        <table:table-row>
          <table:table-cell table:style-name="Tabla1.A1" office:value-type="string">
            <text:p text:style-name="P17"><text:s text:c="3"/><text:span text:style-name="T1"><text:s text:c="4"/>1- Explica y pon un ejemplo de un documento XML bien formado y válido.</text:span></text:p>
            <text:p text:style-name="P16"><text:s text:c="19"/></text:p>
            <text:p text:style-name="P16"><text:s text:c="13"/>&lt;?xml version="1.0" encoding="UTF-8"?&gt;</text:p>
            <text:p text:style-name="P16">&lt;libros&gt;</text:p>
            <text:p text:style-name="P16">&lt;autor&gt;</text:p>
            <text:p text:style-name="P16">&lt;nombre&gt;pepe&lt;/nombre&gt;</text:p>
            <text:p text:style-name="P16">&lt;/autor&gt;</text:p>
            <text:p text:style-name="P16">&lt;/libros&gt;</text:p>
            <text:p text:style-name="P16"><text:s/>&lt;!-- Este xml esta formado por que cumple <text:s/>con su etiquetas en un texto--&gt;<text:line-break/></text:p>
            <text:p text:style-name="P16"><text:line-break/>2- <text:s text:c="3"/><text:span text:style-name="T1"><text:s/>2- <text:s/>Entidades predefinidas y no predefinidas.</text:span></text:p>
            <text:p text:style-name="P16">&lt;?xml version="1.0" encoding="UTF-8"?&gt;</text:p>
            <text:p text:style-name="P16">&lt;!--Entidades <text:s/>no Predefinidas--&gt;</text:p>
            <text:p text:style-name="P16">&lt;!DOCTYPE libros[</text:p>
            <text:p text:style-name="P16">&lt;!ELEMENT libros (autor)&gt;</text:p>
            <text:p text:style-name="P16">&lt;!ELEMENT autor (nombre)&gt;</text:p>
            <text:p text:style-name="P16">&lt;!ELEMENT nombre (#PCDATA)&gt;</text:p>
            <text:p text:style-name="P16">&lt;!ENTITY n "Windar lobo"&gt;</text:p>
            <text:p text:style-name="P16">]&gt;</text:p>
            <text:p text:style-name="P16"/>
            <text:p text:style-name="P16">&lt;libros&gt;</text:p>
            <text:p text:style-name="P16">&lt;autor&gt;</text:p>
            <text:p text:style-name="P16">&lt;nombre&gt;&amp;n;&lt;/nombre&gt;</text:p>
            <text:p text:style-name="P16">&lt;/autor&gt;</text:p>
            <text:p text:style-name="P16">&lt;/libros&gt;</text:p>
            <text:p text:style-name="P16"/>
            <text:p text:style-name="P16">&lt;!--Entidades Predefinidas : &lt;(&amp;&amp;t;),(&amp;gt;),&amp;(&amp;amp;) , (&amp;quot;), (&amp;apos;)--&gt;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soft-page-break/></text:p>
            <text:p text:style-name="P18"/>
            <text:p text:style-name="P21"><text:s text:c="6"/><text:span text:style-name="T1"><text:s text:c="2"/></text:span><text:span text:style-name="T2">3-</text:span><text:span text:style-name="T3"> Realiza los cambios necesarios en el DTD <text:s/>para que el documento XML sea válido.</text:span></text:p>
            <text:p text:style-name="P2"><text:span text:style-name="Source_20_Text"><text:span text:style-name="T2">&lt;?xml version="1.0" encoding="UTF-8"?&gt;</text:span></text:span></text:p>
            <text:p text:style-name="P2"><text:span text:style-name="Source_20_Text"><text:span text:style-name="T2">&lt;!DOCTYPE elementos [</text:span></text:span></text:p>
            <text:p text:style-name="P2"><text:span text:style-name="Source_20_Text"><text:span text:style-name="T2"><text:s text:c="3"/>&lt;!ELEMENT elementos (pcdata*, any+, vacio)&gt;</text:span></text:span></text:p>
            <text:p text:style-name="P2"><text:span text:style-name="Source_20_Text"><text:span text:style-name="T2"><text:s text:c="3"/>&lt;!ELEMENT pcdata </text:span></text:span><text:span text:style-name="Source_20_Text"><text:span text:style-name="T4">EMPTY</text:span></text:span><text:span text:style-name="Source_20_Text"><text:span text:style-name="T2">&gt;</text:span></text:span></text:p>
            <text:p text:style-name="P2"><text:span text:style-name="Source_20_Text"><text:span text:style-name="T2"><text:s text:c="3"/>&lt;!ELEMENT any (ANY)&gt;</text:span></text:span></text:p>
            <text:p text:style-name="P2"><text:span text:style-name="Source_20_Text"><text:span text:style-name="T2"><text:s text:c="3"/>&lt;!ELEMENT vacío (EMPTY)&gt;</text:span></text:span></text:p>
            <text:p text:style-name="P2"><text:span text:style-name="Source_20_Text"><text:span text:style-name="T2">]&gt;</text:span></text:span></text:p>
            <text:p text:style-name="P1"/>
            <text:p text:style-name="P2"><text:span text:style-name="Source_20_Text"><text:span text:style-name="T2">&lt;elementos&gt;</text:span></text:span></text:p>
            <text:p text:style-name="P2"><text:span text:style-name="Source_20_Text"><text:span text:style-name="T4"><text:s/>&lt;pcdata&gt;Caracteres&lt;/pcdata&gt;</text:span></text:span></text:p>
            <text:p text:style-name="P2"><text:span text:style-name="Source_20_Text"><text:span text:style-name="T2"><text:s text:c="3"/>&lt;any/&gt;</text:span></text:span></text:p>
            <text:p text:style-name="P2"><text:span text:style-name="Source_20_Text"><text:span text:style-name="T2"><text:s text:c="3"/>&lt;vacio/&gt;</text:span></text:span></text:p>
            <text:p text:style-name="P3"><text:span text:style-name="Source_20_Text"><text:span text:style-name="T2">&lt;/elementos&gt;</text:span></text:span></text:p>
            <text:p text:style-name="P3"><text:span text:style-name="Source_20_Text"><text:span text:style-name="T2">&lt;?xml version="1.0" encoding="UTF-8"?&gt;</text:span></text:span></text:p>
            <text:p text:style-name="P3"><text:span text:style-name="Source_20_Text"><text:span text:style-name="T2">&lt;!DOCTYPE elementos [</text:span></text:span></text:p>
            <text:p text:style-name="P3"><text:span text:style-name="Source_20_Text"><text:span text:style-name="T2"><text:s text:c="3"/>&lt;!ELEMENT elementos (pcdata, any, vacio)&gt;</text:span></text:span></text:p>
            <text:p text:style-name="P3"><text:span text:style-name="Source_20_Text"><text:span text:style-name="T2"><text:s text:c="3"/>&lt;!ELEMENT pcdata (#PCDATA)&gt;</text:span></text:span></text:p>
            <text:p text:style-name="P3"><text:span text:style-name="Source_20_Text"><text:span text:style-name="T2"><text:s text:c="3"/>&lt;!ELEMENT any <text:s/>EMPTY&gt;</text:span></text:span></text:p>
            <text:p text:style-name="P3"><text:span text:style-name="Source_20_Text"><text:span text:style-name="T2"><text:s text:c="3"/>&lt;!ELEMENT vacio EMPTY&gt;</text:span></text:span></text:p>
            <text:p text:style-name="P3"><text:span text:style-name="Source_20_Text"><text:span text:style-name="T2">]&gt;</text:span></text:span></text:p>
            <text:p text:style-name="P3"><text:span text:style-name="Source_20_Text"><text:span text:style-name="T2"/></text:span></text:p>
            <text:p text:style-name="P3"><text:span text:style-name="Source_20_Text"><text:span text:style-name="T2">&lt;elementos&gt;</text:span></text:span></text:p>
            <text:p text:style-name="P3"><text:span text:style-name="Source_20_Text"><text:span text:style-name="T2"><text:s/>&lt;pcdata&gt;Caracteres&lt;/pcdata&gt;</text:span></text:span></text:p>
            <text:p text:style-name="P3"><text:span text:style-name="Source_20_Text"><text:span text:style-name="T2"><text:s text:c="3"/>&lt;any/&gt;</text:span></text:span></text:p>
            <text:p text:style-name="P3"><text:span text:style-name="Source_20_Text"><text:span text:style-name="T2"><text:s text:c="3"/>&lt;vacio/&gt;</text:span></text:span></text:p>
            <text:p text:style-name="P3"><text:span text:style-name="Source_20_Text"><text:span text:style-name="T2">&lt;/elementos&gt;</text:span></text:span></text:p>
            <text:p text:style-name="P20"/>
          </table:table-cell>
        </table:table-row>
      </table:table>
      <text:p text:style-name="P14"/>
      <text:section text:style-name="Sect1" text:name="page">
        <text:section text:style-name="Sect1" text:name="page-wrap1">
          <text:section text:style-name="Sect1" text:name="page-wrap2">
            <text:section text:style-name="Sect1" text:name="wrapper">
              <text:section text:style-name="Sect1" text:name="page-content-wrapper">
                <text:section text:style-name="Sect1" text:name="page-content">
                  <text:section text:style-name="Sect1" text:name="region-main-box">
                    <text:section text:style-name="Sect1" text:name="region-post-box">
                      <text:section text:style-name="Sect1" text:name="region-main-wrap">
                        <text:section text:style-name="Sect1" text:name="region-main">
                          <text:p text:style-name="P25"/>
                          <text:p text:style-name="P25"/>
                          <text:p text:style-name="P25"/>
                          <text:p text:style-name="P25"><text:soft-page-break/></text:p>
                          <text:p text:style-name="P25"/>
                          <text:p text:style-name="P23">4- Completa y escribe un XML válido para cada uno de los apartados siguientes:</text:p>
                          <text:p text:style-name="P25"><text:s text:c="5"/>a) <text:bookmark text:name="cuerpo"/><text:s/>&lt;!ATTLIST empresa ………..... CDATA …..…..... “España”&gt;</text:p>
                          <text:p text:style-name="P25"><text:s text:c="5"/>b) <text:s text:c="2"/>&lt;!ATTLIST ……....... pago (VISA|metalico|cheque) ……….….......&gt;</text:p>
                          <text:list xml:id="list789337392" text:style-name="L1">
                            <text:list-header>
                              <text:p text:style-name="P24"><text:s text:c="5"/>c) &lt;!ATTLIST ejemplo ………....... NMTOKEN ………….…...........&gt;</text:p>
                              <text:p text:style-name="P24"><text:s text:c="5"/>d) <text:s/>&lt;!ATTLIST ………….…...... codigo ID ……………...…........&gt;</text:p>
                              <text:p text:style-name="P24"/>
                            </text:list-header>
                          </text:list>
                          <text:p text:style-name="P26">&lt;?xml version="1.0" encoding="UTF-8"?&gt;</text:p>
                          <text:p text:style-name="P26">&lt;!ATTLIST empresa <text:s/>pais CDATA <text:s/># FIXED <text:s/>“España”&gt;</text:p>
                          <text:p text:style-name="P26"><text:s text:c="5"/>&lt;!ATTLIST metodo pago (VISA|metalico|cheque) #REQUIERED&gt;</text:p>
                          <text:p text:style-name="P26"><text:s text:c="10"/>&lt;!ATTLIST ejemplo <text:s/>factura NMTOKEN <text:s/>#REQUIERED &gt;</text:p>
                          <text:p text:style-name="P26"><text:s text:c="4"/>&lt;!ATTLIST <text:s/>factura codigo ID <text:s/>#FIXED ="1818"&gt; </text:p>
                          <text:p text:style-name="P26"><text:s text:c="4"/></text:p>
                          <text:p text:style-name="P26"><text:s text:c="2"/>&lt;!-- XML--&gt;</text:p>
                          <text:p text:style-name="P26"><text:s text:c="3"/>&lt;empresa pais=" España"/&gt;</text:p>
                          <text:p text:style-name="P26"><text:s text:c="3"/>&lt;metodo pago="Visa"/&gt;</text:p>
                          <text:p text:style-name="P26"><text:s text:c="3"/>&lt;ejemplo factura ="nombre"/&gt;</text:p>
                          <text:p text:style-name="P26"/>
                          <text:p text:style-name="P26"><text:s text:c="3"/>&lt;factura codigo ="1818"/&gt;</text:p>
                          <text:p text:style-name="P26"><text:s text:c="4"/></text:p>
                          <text:p text:style-name="P26"/>
                          <text:p text:style-name="P26"/>
                          <text:p text:style-name="P26"/>
                          <text:p text:style-name="P26"/>
                          <text:p text:style-name="P26"/>
                          <text:p text:style-name="P26"/>
                          <text:p text:style-name="P26"/>
                          <text:p text:style-name="P26"/>
                          <text:p text:style-name="P26"/>
                          <text:p text:style-name="P26"/>
                          <text:p text:style-name="P26"/>
                          <text:p text:style-name="P26"><text:soft-page-break/></text:p>
                          <text:p text:style-name="P8"><text:span text:style-name="T8">5- </text:span>Escribir un documento XML bien formado <text:span text:style-name="T10">y válido </text:span>que guarde información de dos equipos de fútbol (nombre, ciudad y entrenador) con dos jugadores (nombre, posición y nacionalidad) cada uno. La posición (portero, defensa, medio, delantero) deberá representarse mediante un atributo del jugador. Utilizar datos reales para los equipos y jugadores. No obstante, no deberá indicarse el nombre del entrenador. </text:p>
                          <text:p text:style-name="P9"/>
                          <text:p text:style-name="P4"><text:s/></text:p>
                          <text:p text:style-name="P10"/>
                          <text:p text:style-name="P9">&lt;?xml version="1.0" encoding="UTF-8"?&gt;</text:p>
                          <text:p text:style-name="P9">&lt;!DOCTYPE equiposdefutbol [</text:p>
                          <text:p text:style-name="P9">&lt;!ELEMENT equiposdefutbol (nombre*,ciudad,entrenador,jugador*)&gt;</text:p>
                          <text:p text:style-name="P9">&lt;!ELEMENT nombre <text:s/>(#PCDATA)&gt;</text:p>
                          <text:p text:style-name="P9">&lt;!ELEMENT ciudad (#PCDATA)&gt;</text:p>
                          <text:p text:style-name="P9">&lt;!ELEMENT entrenador EMPTY&gt;</text:p>
                          <text:p text:style-name="P9">&lt;!ELEMENT jugador <text:s/>(nombre,posicion*,nacionalidad*)&gt;</text:p>
                          <text:p text:style-name="P9">&lt;!ELEMENT posicion EMPTY&gt;</text:p>
                          <text:p text:style-name="P9">&lt;!ATTLIST <text:s/>posicion <text:s/>jugador (portero | defensa | medio | delantero) <text:s/>#REQUIRED&gt;</text:p>
                          <text:p text:style-name="P9">&lt;!ELEMENT nacionalidad (#PCDATA)&gt;</text:p>
                          <text:p text:style-name="P9"/>
                          <text:p text:style-name="P9">]&gt;</text:p>
                          <text:p text:style-name="P9"/>
                          <text:p text:style-name="P9">&lt;equiposdefutbol&gt;</text:p>
                          <text:p text:style-name="P9">&lt;nombre&gt;juan&lt;/nombre&gt;</text:p>
                          <text:p text:style-name="P9">&lt;ciudad&gt;Barcelona&lt;/ciudad&gt;</text:p>
                          <text:p text:style-name="P9">&lt;entrenador/&gt;</text:p>
                          <text:p text:style-name="P9">&lt;jugador&gt;</text:p>
                          <text:p text:style-name="P9">&lt;nombre&gt;Cristiano&lt;/nombre&gt;</text:p>
                          <text:p text:style-name="P9">&lt;posicion jugador="defensa"/&gt;</text:p>
                          <text:p text:style-name="P9">&lt;nacionalidad&gt;Portugues&lt;/nacionalidad&gt;</text:p>
                          <text:p text:style-name="P9">&lt;/jugador&gt;</text:p>
                          <text:p text:style-name="P9">&lt;jugador&gt;</text:p>
                          <text:p text:style-name="P9">&lt;nombre&gt;Cristiano&lt;/nombre&gt;</text:p>
                          <text:p text:style-name="P9">&lt;posicion jugador="portero"/&gt;</text:p>
                          <text:p text:style-name="P9">&lt;nacionalidad&gt;Portugues&lt;/nacionalidad&gt;</text:p>
                          <text:p text:style-name="P9">&lt;/jugador&gt;</text:p>
                          <text:p text:style-name="P9">&lt;/equiposdefutbol&gt;</text:p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/>
                          <text:p text:style-name="P9"><text:soft-page-break/>6- A partir de la DTD siguiente <text:s/>deberá crearse un documento XML válido y <text:s/>formateado <text:s/><text:span text:style-name="T10">con e</text:span>l correspondiente CSS <text:span text:style-name="T10">(</text:span><text:span text:style-name="T11">titulo:</text:span><text:span text:style-name="T10">Tamaño, color y subrayado, </text:span><text:span text:style-name="T11">documento</text:span><text:span text:style-name="T10">: color de fondo)</text:span>.</text:p>
                          <text:p text:style-name="P4"/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able:table table:name="Tabla2" table:style-name="Tabla2">
        <table:table-column table:style-name="Tabla2.A"/>
        <table:table-row>
          <table:table-cell table:style-name="Tabla2.A1" office:value-type="string">
            <text:p text:style-name="P11">&lt;!ELEMENT documento (cabecera,cuerpo)&gt;</text:p>
            <text:p text:style-name="P12">&lt;!ELEMENT cabecera (titulo?,metainfo*,estilo)&gt;</text:p>
            <text:p text:style-name="P12">&lt;!ELEMENT titulo (#PCDATA)&gt;</text:p>
            <text:p text:style-name="P12">&lt;!ELEMENT metainfo EMPTY&gt;</text:p>
            <text:p text:style-name="P12">&lt;!ELEMENT estilo EMPTY&gt;</text:p>
            <text:p text:style-name="P12">&lt;!ELEMENT cuerpo (parrafo,lista*)+&gt;</text:p>
            <text:p text:style-name="P12">&lt;!ELEMENT parrafo (negrita?,subrayado?)&gt;</text:p>
            <text:p text:style-name="P12">&lt;!ELEMENT negrita (#PCDATA)&gt;</text:p>
            <text:p text:style-name="P12">&lt;!ELEMENT subrayado (#PCDATA)&gt;</text:p>
            <text:p text:style-name="P12">&lt;!ELEMENT lista (item+)&gt;</text:p>
            <text:p text:style-name="P12">&lt;!ELEMENT item (#PCDATA)&gt;</text:p>
            <text:p text:style-name="P12">&lt;!ATTLIST metainfo nombre CDATA #IMPLIED</text:p>
            <text:p text:style-name="P12"><text:s text:c="10"/>contenido CDATA #IMPLIED&gt;</text:p>
            <text:p text:style-name="P12">&lt;!ATTLIST estilo tamanyo (1|2|3) #IMPLIED</text:p>
            <text:p text:style-name="P12"><text:s text:c="17"/>color (rojo|negro) "negro"&gt;</text:p>
            <text:p text:style-name="P12">&lt;!ATTLIST item tipo (numerado|noNumerado) #REQUIRED&gt;</text:p>
          </table:table-cell>
        </table:table-row>
      </table:table>
      <text:p text:style-name="P13"/>
      <text:p text:style-name="P12"><text:s text:c="2"/></text:p>
      <text:p text:style-name="P5"/>
      <text:p text:style-name="P17"><text:s text:c="7"/><text:span text:style-name="T1"><text:s text:c="5"/></text:span><text:span text:style-name="T6">7</text:span><text:span text:style-name="T1">- Espacios de nombres. </text:span><text:span text:style-name="T7">Utilizar dos espacios de nombres para separar las figuras en <text:tab/> <text:s text:c="4"/>planas y tridimensionales. Valida el documento.</text:span></text:p>
      <text:p text:style-name="P17"/>
      <text:p text:style-name="P17"><text:s text:c="15"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5"><text:span text:style-name="T5"><text:s text:c="10"/></text:span><text:span text:style-name="Source_20_Text"><text:span text:style-name="T2"><text:s text:c="2"/></text:span></text:span><text:span text:style-name="Source_20_Text"><text:span text:style-name="T4">&lt;figura&gt;</text:span></text:span><text:span text:style-name="Source_20_Text"><text:span text:style-name="T2"> <text:s text:c="4"/></text:span></text:span></text:p>
            <text:p text:style-name="P15"><text:span text:style-name="Source_20_Text"><text:span text:style-name="T2"><text:s text:c="16"/>&lt;nombre&gt;cuadrado&lt;/nombre&gt;</text:span></text:span></text:p>
            <text:p text:style-name="P2"><text:span text:style-name="Source_20_Text"><text:span text:style-name="T2"><text:s text:c="6"/>&lt;lados&gt;</text:span></text:span><text:span text:style-name="Source_20_Text"><text:span text:style-name="T4">4&lt;/lados&gt;</text:span></text:span></text:p>
            <text:p text:style-name="P2"><text:span text:style-name="Source_20_Text"><text:span text:style-name="T2"><text:s text:c="3"/>&lt;/figura&gt;</text:span></text:span></text:p>
            <text:p text:style-name="P3"><text:span text:style-name="Source_20_Text"><text:span text:style-name="T2"><text:s text:c="2"/></text:span></text:span></text:p>
          </table:table-cell>
          <table:table-cell table:style-name="Tabla3.B1" office:value-type="string">
            <text:p text:style-name="P2"><text:span text:style-name="Source_20_Text"><text:span text:style-name="T2">&lt;figura</text:span></text:span><text:span text:style-name="Source_20_Text"><text:span text:style-name="T4">&gt;</text:span></text:span></text:p>
            <text:p text:style-name="P2"><text:span text:style-name="Source_20_Text"><text:span text:style-name="T2"><text:s text:c="6"/>&lt;nombre&gt;cubo&lt;/nombre&gt;</text:span></text:span></text:p>
            <text:p text:style-name="P2"><text:span text:style-name="Source_20_Text"><text:span text:style-name="T2"><text:s text:c="6"/>&lt;aristas&gt;</text:span></text:span><text:span text:style-name="Source_20_Text"><text:span text:style-name="T4">12&lt;/aristas&gt;</text:span></text:span></text:p>
            <text:p text:style-name="P2"><text:span text:style-name="Source_20_Text"><text:span text:style-name="T2"><text:s text:c="6"/>&lt;caras&gt;</text:span></text:span><text:span text:style-name="Source_20_Text"><text:span text:style-name="T4">6&lt;/caras&gt;</text:span></text:span></text:p>
            <text:p text:style-name="P3"><text:span text:style-name="Source_20_Text"><text:span text:style-name="T2"><text:s text:c="3"/>&lt;/figura&gt;</text:span></text:span></text:p>
            <text:p text:style-name="P19"/>
          </table:table-cell>
        </table:table-row>
      </table:table>
      <text:p text:style-name="P21"><text:span text:style-name="Source_20_Text"><text:span text:style-name="T9"/></text:span></text:p>
      <text:p text:style-name="P17"/>
      <text:p text:style-name="P17"><text:s text:c="16"/></text:p>
      <text:p text:style-name="P17"><text:s text:c="8"/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3:12:58.303259081</meta:creation-date>
    <dc:date>2022-10-24T13:15:16.477262477</dc:date>
    <meta:editing-duration>PT2M18S</meta:editing-duration>
    <meta:editing-cycles>1</meta:editing-cycles>
    <meta:document-statistic meta:table-count="3" meta:image-count="0" meta:object-count="0" meta:page-count="5" meta:paragraph-count="127" meta:word-count="459" meta:character-count="4250" meta:non-whitespace-character-count="3584"/>
    <meta:generator>LibreOffice/7.3.6.2$Linux_X86_64 LibreOffice_project/30$Build-2</meta:generator>
  </office:meta>
</office:document-meta>
</file>